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aca1f" officeooo:paragraph-rsid="001aca1f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1aca1f" officeooo:paragraph-rsid="001aca1f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aca1f" officeooo:paragraph-rsid="001aca1f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2072b9" officeooo:paragraph-rsid="002072b9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225201" officeooo:paragraph-rsid="00225201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232a8f" officeooo:paragraph-rsid="00232a8f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251abe" officeooo:paragraph-rsid="00251abe"/>
    </style:style>
    <style:style style:name="T1" style:family="text">
      <style:text-properties officeooo:rsid="001f1f5a"/>
    </style:style>
    <style:style style:name="T2" style:family="text">
      <style:text-properties officeooo:rsid="00289563"/>
    </style:style>
    <style:style style:name="T3" style:family="text">
      <style:text-properties officeooo:rsid="002a3421"/>
    </style:style>
    <style:style style:name="T4" style:family="text">
      <style:text-properties officeooo:rsid="002bc6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2">Homework <text:span text:style-name="T1">2</text:span></text:p>
      <text:p text:style-name="P3"/>
      <text:p text:style-name="P4">1. we need scholastic aptitude</text:p>
      <text:p text:style-name="P5">2. <text:span text:style-name="T2">aptitude and hobby.</text:span></text:p>
      <text:p text:style-name="P7">3. verbal reasoning, numerical reasoning, spatial relations.</text:p>
      <text:p text:style-name="P7">4. Aptitude.</text:p>
      <text:p text:style-name="P7">5. <text:span text:style-name="T4">Honesty</text:span></text:p>
      <text:p text:style-name="P7">6. <text:span text:style-name="T3">aptitude, personality, friendship, honesty</text:span></text:p>
      <text:p text:style-name="P7">7. Consultation</text:p>
      <text:p text:style-name="P6">8. How well you do in recreational activitiess</text:p>
      <text:p text:style-name="P5">9. <text:span text:style-name="T3">depend on job we love to do.</text:span></text:p>
      <text:p text:style-name="P5">10. Performance on aptitude tests and in various school subjects</text:p>
      <text:p text:style-name="P5">11. Friendliness, dependability, hones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3T14:20:29.722347477</dc:date>
    <meta:editing-duration>PT51M58S</meta:editing-duration>
    <meta:editing-cycles>8</meta:editing-cycles>
    <meta:generator>LibreOffice/7.1.3.2$Linux_X86_64 LibreOffice_project/10$Build-2</meta:generator>
    <meta:document-statistic meta:table-count="0" meta:image-count="0" meta:object-count="0" meta:page-count="1" meta:paragraph-count="14" meta:word-count="64" meta:character-count="411" meta:non-whitespace-character-count="361"/>
  </office:meta>
</office:document-meta>
</file>